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3cm"/>
    </style:style>
    <style:style style:name="co2" style:family="table-column">
      <style:table-column-properties fo:break-before="auto" style:column-width="3.711cm"/>
    </style:style>
    <style:style style:name="co3" style:family="table-column">
      <style:table-column-properties fo:break-before="auto" style:column-width="2.731cm"/>
    </style:style>
    <style:style style:name="co4" style:family="table-column">
      <style:table-column-properties fo:break-before="auto" style:column-width="3.004cm"/>
    </style:style>
    <style:style style:name="co5" style:family="table-column">
      <style:table-column-properties fo:break-before="auto" style:column-width="3.221cm"/>
    </style:style>
    <style:style style:name="co6" style:family="table-column">
      <style:table-column-properties fo:break-before="auto" style:column-width="3.575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experiment_2_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Algoritmo</text:p>
          </table:table-cell>
          <table:table-cell office:value-type="string" calcext:value-type="string">
            <text:p>Topologia</text:p>
          </table:table-cell>
          <table:table-cell office:value-type="string" calcext:value-type="string">
            <text:p>Makespan(min)</text:p>
          </table:table-cell>
          <table:table-cell office:value-type="string" calcext:value-type="string">
            <text:p>Energia Total (Kj)</text:p>
          </table:table-cell>
          <table:table-cell office:value-type="string" calcext:value-type="string">
            <text:p>Energia Verde (kJ)</text:p>
          </table:table-cell>
          <table:table-cell office:value-type="string" calcext:value-type="string">
            <text:p><text:s/>Energia Marrom (Kj)</text:p>
          </table:table-cell>
          <table:table-cell office:value-type="string" calcext:value-type="string">
            <text:p>Makespan(min)</text:p>
          </table:table-cell>
          <table:table-cell office:value-type="string" calcext:value-type="string">
            <text:p>Energia Total (Kj)</text:p>
          </table:table-cell>
          <table:table-cell office:value-type="string" calcext:value-type="string">
            <text:p>Energia Verde (kJ)</text:p>
          </table:table-cell>
          <table:table-cell office:value-type="string" calcext:value-type="string">
            <text:p><text:s/>Energia Marrom (Kj)</text:p>
          </table:table-cell>
          <table:table-cell office:value-type="string" calcext:value-type="string">
            <text:p>Makespan(min)</text:p>
          </table:table-cell>
          <table:table-cell office:value-type="string" calcext:value-type="string">
            <text:p>Energia Total (Kj)</text:p>
          </table:table-cell>
          <table:table-cell office:value-type="string" calcext:value-type="string">
            <text:p>Energia Verde (kJ)</text:p>
          </table:table-cell>
          <table:table-cell office:value-type="string" calcext:value-type="string">
            <text:p><text:s/>Energia Marrom (Kj)</text:p>
          </table:table-cell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heft_test</text:p>
          </table:table-cell>
          <table:table-cell office:value-type="float" office:value="59.41" calcext:value-type="float">
            <text:p>59.41</text:p>
          </table:table-cell>
          <table:table-cell office:value-type="float" office:value="2996.92" calcext:value-type="float">
            <text:p>2996.92</text:p>
          </table:table-cell>
          <table:table-cell office:value-type="float" office:value="775.57" calcext:value-type="float">
            <text:p>775.57</text:p>
          </table:table-cell>
          <table:table-cell office:value-type="float" office:value="2221.35" calcext:value-type="float">
            <text:p>2221.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moheft_energy</text:p>
          </table:table-cell>
          <table:table-cell office:value-type="float" office:value="60.35" calcext:value-type="float">
            <text:p>60.35</text:p>
          </table:table-cell>
          <table:table-cell office:value-type="float" office:value="3712.64" calcext:value-type="float">
            <text:p>3712.64</text:p>
          </table:table-cell>
          <table:table-cell office:value-type="float" office:value="777.69" calcext:value-type="float">
            <text:p>777.69</text:p>
          </table:table-cell>
          <table:table-cell office:value-type="float" office:value="2934.96" calcext:value-type="float">
            <text:p>2934.96</text:p>
          </table:table-cell>
          <table:table-cell office:value-type="float" office:value="101.99" calcext:value-type="float">
            <text:p>101.99</text:p>
          </table:table-cell>
          <table:table-cell office:value-type="float" office:value="1521.95" calcext:value-type="float">
            <text:p>1521.95</text:p>
          </table:table-cell>
          <table:table-cell office:value-type="float" office:value="1066.91" calcext:value-type="float">
            <text:p>1066.91</text:p>
          </table:table-cell>
          <table:table-cell office:value-type="float" office:value="455.03" calcext:value-type="float">
            <text:p>455.03</text:p>
          </table:table-cell>
          <table:table-cell office:value-type="float" office:value="102" calcext:value-type="float">
            <text:p>102</text:p>
          </table:table-cell>
          <table:table-cell office:value-type="float" office:value="1513.01" calcext:value-type="float">
            <text:p>1513.01</text:p>
          </table:table-cell>
          <table:table-cell office:value-type="float" office:value="1058.96" calcext:value-type="float">
            <text:p>1058.96</text:p>
          </table:table-cell>
          <table:table-cell office:value-type="float" office:value="454.05" calcext:value-type="float">
            <text:p>454.05</text:p>
          </table:table-cell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moheft_green_energy</text:p>
          </table:table-cell>
          <table:table-cell office:value-type="float" office:value="60.91" calcext:value-type="float">
            <text:p>60.91</text:p>
          </table:table-cell>
          <table:table-cell office:value-type="float" office:value="4001.66" calcext:value-type="float">
            <text:p>4001.66</text:p>
          </table:table-cell>
          <table:table-cell office:value-type="float" office:value="809.09" calcext:value-type="float">
            <text:p>809.09</text:p>
          </table:table-cell>
          <table:table-cell office:value-type="float" office:value="3192.57" calcext:value-type="float">
            <text:p>3192.57</text:p>
          </table:table-cell>
          <table:table-cell office:value-type="float" office:value="115.2" calcext:value-type="float">
            <text:p>115.2</text:p>
          </table:table-cell>
          <table:table-cell office:value-type="float" office:value="1842.04" calcext:value-type="float">
            <text:p>1842.04</text:p>
          </table:table-cell>
          <table:table-cell office:value-type="float" office:value="1768.79" calcext:value-type="float">
            <text:p>1768.79</text:p>
          </table:table-cell>
          <table:table-cell office:value-type="float" office:value="73.25" calcext:value-type="float">
            <text:p>73.25</text:p>
          </table:table-cell>
          <table:table-cell office:value-type="float" office:value="115.2" calcext:value-type="float">
            <text:p>115.2</text:p>
          </table:table-cell>
          <table:table-cell office:value-type="float" office:value="1832.61" calcext:value-type="float">
            <text:p>1832.61</text:p>
          </table:table-cell>
          <table:table-cell office:value-type="float" office:value="1760.35" calcext:value-type="float">
            <text:p>1760.35</text:p>
          </table:table-cell>
          <table:table-cell office:value-type="float" office:value="72.26" calcext:value-type="float">
            <text:p>72.26</text:p>
          </table:table-cell>
        </table:table-row>
        <table:table-row table:style-name="ro1">
          <table:table-cell office:value-type="string" calcext:value-type="string">
            <text:p>fft</text:p>
          </table:table-cell>
          <table:table-cell office:value-type="string" calcext:value-type="string">
            <text:p>heft_test</text:p>
          </table:table-cell>
          <table:table-cell office:value-type="float" office:value="193.85" calcext:value-type="float">
            <text:p>193.85</text:p>
          </table:table-cell>
          <table:table-cell office:value-type="float" office:value="14335.02" calcext:value-type="float">
            <text:p>14335.02</text:p>
          </table:table-cell>
          <table:table-cell office:value-type="float" office:value="3657.96" calcext:value-type="float">
            <text:p>3657.96</text:p>
          </table:table-cell>
          <table:table-cell office:value-type="float" office:value="10677.06" calcext:value-type="float">
            <text:p>10677.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ft</text:p>
          </table:table-cell>
          <table:table-cell office:value-type="string" calcext:value-type="string">
            <text:p>moheft_energy</text:p>
          </table:table-cell>
          <table:table-cell office:value-type="float" office:value="192.81" calcext:value-type="float">
            <text:p>192.81</text:p>
          </table:table-cell>
          <table:table-cell office:value-type="float" office:value="20150.54" calcext:value-type="float">
            <text:p>20150.54</text:p>
          </table:table-cell>
          <table:table-cell office:value-type="float" office:value="4540.83" calcext:value-type="float">
            <text:p>4540.83</text:p>
          </table:table-cell>
          <table:table-cell office:value-type="float" office:value="15609.71" calcext:value-type="float">
            <text:p>15609.71</text:p>
          </table:table-cell>
          <table:table-cell office:value-type="float" office:value="322.16" calcext:value-type="float">
            <text:p>322.16</text:p>
          </table:table-cell>
          <table:table-cell office:value-type="float" office:value="9044.26" calcext:value-type="float">
            <text:p>9044.26</text:p>
          </table:table-cell>
          <table:table-cell office:value-type="float" office:value="5132.74" calcext:value-type="float">
            <text:p>5132.74</text:p>
          </table:table-cell>
          <table:table-cell office:value-type="float" office:value="3911.52" calcext:value-type="float">
            <text:p>3911.52</text:p>
          </table:table-cell>
          <table:table-cell office:value-type="float" office:value="324.31" calcext:value-type="float">
            <text:p>324.31</text:p>
          </table:table-cell>
          <table:table-cell office:value-type="float" office:value="9040.19" calcext:value-type="float">
            <text:p>9040.19</text:p>
          </table:table-cell>
          <table:table-cell office:value-type="float" office:value="5157.06" calcext:value-type="float">
            <text:p>5157.06</text:p>
          </table:table-cell>
          <table:table-cell office:value-type="float" office:value="3883.13" calcext:value-type="float">
            <text:p>3883.13</text:p>
          </table:table-cell>
        </table:table-row>
        <table:table-row table:style-name="ro1">
          <table:table-cell office:value-type="string" calcext:value-type="string">
            <text:p>fft</text:p>
          </table:table-cell>
          <table:table-cell office:value-type="string" calcext:value-type="string">
            <text:p>moheft_green_energy</text:p>
          </table:table-cell>
          <table:table-cell office:value-type="float" office:value="192.61" calcext:value-type="float">
            <text:p>192.61</text:p>
          </table:table-cell>
          <table:table-cell office:value-type="float" office:value="19633.02" calcext:value-type="float">
            <text:p>19633.02</text:p>
          </table:table-cell>
          <table:table-cell office:value-type="float" office:value="4591.87" calcext:value-type="float">
            <text:p>4591.87</text:p>
          </table:table-cell>
          <table:table-cell office:value-type="float" office:value="15041.16" calcext:value-type="float">
            <text:p>15041.16</text:p>
          </table:table-cell>
          <table:table-cell office:value-type="float" office:value="443.76" calcext:value-type="float">
            <text:p>443.76</text:p>
          </table:table-cell>
          <table:table-cell office:value-type="float" office:value="9851.82" calcext:value-type="float">
            <text:p>9851.82</text:p>
          </table:table-cell>
          <table:table-cell office:value-type="float" office:value="9283.83" calcext:value-type="float">
            <text:p>9283.83</text:p>
          </table:table-cell>
          <table:table-cell office:value-type="float" office:value="568" calcext:value-type="float">
            <text:p>568</text:p>
          </table:table-cell>
          <table:table-cell office:value-type="float" office:value="444.06" calcext:value-type="float">
            <text:p>444.06</text:p>
          </table:table-cell>
          <table:table-cell office:value-type="float" office:value="9840.27" calcext:value-type="float">
            <text:p>9840.27</text:p>
          </table:table-cell>
          <table:table-cell office:value-type="float" office:value="9273.56" calcext:value-type="float">
            <text:p>9273.56</text:p>
          </table:table-cell>
          <table:table-cell office:value-type="float" office:value="566.72" calcext:value-type="float">
            <text:p>566.72</text:p>
          </table:table-cell>
        </table:table-row>
        <table:table-row table:style-name="ro1">
          <table:table-cell office:value-type="string" calcext:value-type="string">
            <text:p>nearest</text:p>
          </table:table-cell>
          <table:table-cell office:value-type="string" calcext:value-type="string">
            <text:p>heft_test</text:p>
          </table:table-cell>
          <table:table-cell office:value-type="float" office:value="194" calcext:value-type="float">
            <text:p>194</text:p>
          </table:table-cell>
          <table:table-cell office:value-type="float" office:value="14350.51" calcext:value-type="float">
            <text:p>14350.51</text:p>
          </table:table-cell>
          <table:table-cell office:value-type="float" office:value="3637.7" calcext:value-type="float">
            <text:p>3637.7</text:p>
          </table:table-cell>
          <table:table-cell office:value-type="float" office:value="10712.81" calcext:value-type="float">
            <text:p>10712.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earest</text:p>
          </table:table-cell>
          <table:table-cell office:value-type="string" calcext:value-type="string">
            <text:p>moheft_energy</text:p>
          </table:table-cell>
          <table:table-cell office:value-type="float" office:value="194.22" calcext:value-type="float">
            <text:p>194.22</text:p>
          </table:table-cell>
          <table:table-cell office:value-type="float" office:value="19074.94" calcext:value-type="float">
            <text:p>19074.94</text:p>
          </table:table-cell>
          <table:table-cell office:value-type="float" office:value="4516.2" calcext:value-type="float">
            <text:p>4516.2</text:p>
          </table:table-cell>
          <table:table-cell office:value-type="float" office:value="14558.74" calcext:value-type="float">
            <text:p>14558.74</text:p>
          </table:table-cell>
          <table:table-cell office:value-type="float" office:value="330.29" calcext:value-type="float">
            <text:p>330.29</text:p>
          </table:table-cell>
          <table:table-cell office:value-type="float" office:value="8968.63" calcext:value-type="float">
            <text:p>8968.63</text:p>
          </table:table-cell>
          <table:table-cell office:value-type="float" office:value="5047.6" calcext:value-type="float">
            <text:p>5047.6</text:p>
          </table:table-cell>
          <table:table-cell office:value-type="float" office:value="3921.03" calcext:value-type="float">
            <text:p>3921.03</text:p>
          </table:table-cell>
          <table:table-cell office:value-type="float" office:value="330.74" calcext:value-type="float">
            <text:p>330.74</text:p>
          </table:table-cell>
          <table:table-cell office:value-type="float" office:value="8941.25" calcext:value-type="float">
            <text:p>8941.25</text:p>
          </table:table-cell>
          <table:table-cell office:value-type="float" office:value="5020.76" calcext:value-type="float">
            <text:p>5020.76</text:p>
          </table:table-cell>
          <table:table-cell office:value-type="float" office:value="3920.48" calcext:value-type="float">
            <text:p>3920.48</text:p>
          </table:table-cell>
        </table:table-row>
        <table:table-row table:style-name="ro1">
          <table:table-cell office:value-type="string" calcext:value-type="string">
            <text:p>nearest</text:p>
          </table:table-cell>
          <table:table-cell office:value-type="string" calcext:value-type="string">
            <text:p>moheft_green_energy</text:p>
          </table:table-cell>
          <table:table-cell office:value-type="float" office:value="196.68" calcext:value-type="float">
            <text:p>196.68</text:p>
          </table:table-cell>
          <table:table-cell office:value-type="float" office:value="19315.98" calcext:value-type="float">
            <text:p>19315.98</text:p>
          </table:table-cell>
          <table:table-cell office:value-type="float" office:value="4383.89" calcext:value-type="float">
            <text:p>4383.89</text:p>
          </table:table-cell>
          <table:table-cell office:value-type="float" office:value="14932.09" calcext:value-type="float">
            <text:p>14932.09</text:p>
          </table:table-cell>
          <table:table-cell office:value-type="float" office:value="441.51" calcext:value-type="float">
            <text:p>441.51</text:p>
          </table:table-cell>
          <table:table-cell office:value-type="float" office:value="9822.53" calcext:value-type="float">
            <text:p>9822.53</text:p>
          </table:table-cell>
          <table:table-cell office:value-type="float" office:value="9258.65" calcext:value-type="float">
            <text:p>9258.65</text:p>
          </table:table-cell>
          <table:table-cell office:value-type="float" office:value="563.88" calcext:value-type="float">
            <text:p>563.88</text:p>
          </table:table-cell>
          <table:table-cell office:value-type="float" office:value="442.49" calcext:value-type="float">
            <text:p>442.49</text:p>
          </table:table-cell>
          <table:table-cell office:value-type="float" office:value="9831.65" calcext:value-type="float">
            <text:p>9831.65</text:p>
          </table:table-cell>
          <table:table-cell office:value-type="float" office:value="9275.41" calcext:value-type="float">
            <text:p>9275.41</text:p>
          </table:table-cell>
          <table:table-cell office:value-type="float" office:value="556.24" calcext:value-type="float">
            <text:p>556.24</text:p>
          </table:table-cell>
        </table:table-row>
        <table:table-row table:style-name="ro1">
          <table:table-cell office:value-type="string" calcext:value-type="string">
            <text:p>no_comm</text:p>
          </table:table-cell>
          <table:table-cell office:value-type="string" calcext:value-type="string">
            <text:p>heft_test</text:p>
          </table:table-cell>
          <table:table-cell office:value-type="float" office:value="194.41" calcext:value-type="float">
            <text:p>194.41</text:p>
          </table:table-cell>
          <table:table-cell office:value-type="float" office:value="14435.44" calcext:value-type="float">
            <text:p>14435.44</text:p>
          </table:table-cell>
          <table:table-cell office:value-type="float" office:value="3650.55" calcext:value-type="float">
            <text:p>3650.55</text:p>
          </table:table-cell>
          <table:table-cell office:value-type="float" office:value="10784.88" calcext:value-type="float">
            <text:p>10784.8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_comm</text:p>
          </table:table-cell>
          <table:table-cell office:value-type="string" calcext:value-type="string">
            <text:p>moheft_energy</text:p>
          </table:table-cell>
          <table:table-cell office:value-type="float" office:value="196.38" calcext:value-type="float">
            <text:p>196.38</text:p>
          </table:table-cell>
          <table:table-cell office:value-type="float" office:value="19987.12" calcext:value-type="float">
            <text:p>19987.12</text:p>
          </table:table-cell>
          <table:table-cell office:value-type="float" office:value="4159.89" calcext:value-type="float">
            <text:p>4159.89</text:p>
          </table:table-cell>
          <table:table-cell office:value-type="float" office:value="15827.23" calcext:value-type="float">
            <text:p>15827.23</text:p>
          </table:table-cell>
          <table:table-cell office:value-type="float" office:value="307.4" calcext:value-type="float">
            <text:p>307.4</text:p>
          </table:table-cell>
          <table:table-cell office:value-type="float" office:value="10029.84" calcext:value-type="float">
            <text:p>10029.84</text:p>
          </table:table-cell>
          <table:table-cell office:value-type="float" office:value="4810.73" calcext:value-type="float">
            <text:p>4810.73</text:p>
          </table:table-cell>
          <table:table-cell office:value-type="float" office:value="5219.11" calcext:value-type="float">
            <text:p>5219.11</text:p>
          </table:table-cell>
          <table:table-cell office:value-type="float" office:value="307.48" calcext:value-type="float">
            <text:p>307.48</text:p>
          </table:table-cell>
          <table:table-cell office:value-type="float" office:value="10029.39" calcext:value-type="float">
            <text:p>10029.39</text:p>
          </table:table-cell>
          <table:table-cell office:value-type="float" office:value="4810.73" calcext:value-type="float">
            <text:p>4810.73</text:p>
          </table:table-cell>
          <table:table-cell office:value-type="float" office:value="5218.66" calcext:value-type="float">
            <text:p>5218.66</text:p>
          </table:table-cell>
        </table:table-row>
        <table:table-row table:style-name="ro1">
          <table:table-cell office:value-type="string" calcext:value-type="string">
            <text:p>no_comm</text:p>
          </table:table-cell>
          <table:table-cell office:value-type="string" calcext:value-type="string">
            <text:p>moheft_green_energy</text:p>
          </table:table-cell>
          <table:table-cell office:value-type="float" office:value="194.26" calcext:value-type="float">
            <text:p>194.26</text:p>
          </table:table-cell>
          <table:table-cell office:value-type="float" office:value="19496.93" calcext:value-type="float">
            <text:p>19496.93</text:p>
          </table:table-cell>
          <table:table-cell office:value-type="float" office:value="4011.07" calcext:value-type="float">
            <text:p>4011.07</text:p>
          </table:table-cell>
          <table:table-cell office:value-type="float" office:value="15485.86" calcext:value-type="float">
            <text:p>15485.86</text:p>
          </table:table-cell>
          <table:table-cell office:value-type="float" office:value="441.03" calcext:value-type="float">
            <text:p>441.03</text:p>
          </table:table-cell>
          <table:table-cell office:value-type="float" office:value="9886.53" calcext:value-type="float">
            <text:p>9886.53</text:p>
          </table:table-cell>
          <table:table-cell office:value-type="float" office:value="9445.85" calcext:value-type="float">
            <text:p>9445.85</text:p>
          </table:table-cell>
          <table:table-cell office:value-type="float" office:value="440.67" calcext:value-type="float">
            <text:p>440.67</text:p>
          </table:table-cell>
          <table:table-cell office:value-type="float" office:value="442.24" calcext:value-type="float">
            <text:p>442.24</text:p>
          </table:table-cell>
          <table:table-cell office:value-type="float" office:value="9882.94" calcext:value-type="float">
            <text:p>9882.94</text:p>
          </table:table-cell>
          <table:table-cell office:value-type="float" office:value="9461.47" calcext:value-type="float">
            <text:p>9461.47</text:p>
          </table:table-cell>
          <table:table-cell office:value-type="float" office:value="421.48" calcext:value-type="float">
            <text:p>421.48</text:p>
          </table:table-cell>
        </table:table-row>
        <table:table-row table:style-name="ro1">
          <table:table-cell office:value-type="string" calcext:value-type="string">
            <text:p>random_nearest</text:p>
          </table:table-cell>
          <table:table-cell office:value-type="string" calcext:value-type="string">
            <text:p>heft_test</text:p>
          </table:table-cell>
          <table:table-cell office:value-type="float" office:value="192.35" calcext:value-type="float">
            <text:p>192.35</text:p>
          </table:table-cell>
          <table:table-cell office:value-type="float" office:value="14251.2" calcext:value-type="float">
            <text:p>14251.2</text:p>
          </table:table-cell>
          <table:table-cell office:value-type="float" office:value="3716.31" calcext:value-type="float">
            <text:p>3716.31</text:p>
          </table:table-cell>
          <table:table-cell office:value-type="float" office:value="10534.89" calcext:value-type="float">
            <text:p>10534.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andom_nearest</text:p>
          </table:table-cell>
          <table:table-cell office:value-type="string" calcext:value-type="string">
            <text:p>moheft_energy</text:p>
          </table:table-cell>
          <table:table-cell office:value-type="float" office:value="193.14" calcext:value-type="float">
            <text:p>193.14</text:p>
          </table:table-cell>
          <table:table-cell office:value-type="float" office:value="20266.09" calcext:value-type="float">
            <text:p>20266.09</text:p>
          </table:table-cell>
          <table:table-cell office:value-type="float" office:value="4323.43" calcext:value-type="float">
            <text:p>4323.43</text:p>
          </table:table-cell>
          <table:table-cell office:value-type="float" office:value="15942.66" calcext:value-type="float">
            <text:p>15942.66</text:p>
          </table:table-cell>
          <table:table-cell office:value-type="float" office:value="330.21" calcext:value-type="float">
            <text:p>330.21</text:p>
          </table:table-cell>
          <table:table-cell office:value-type="float" office:value="9259.85" calcext:value-type="float">
            <text:p>9259.85</text:p>
          </table:table-cell>
          <table:table-cell office:value-type="float" office:value="5011.23" calcext:value-type="float">
            <text:p>5011.23</text:p>
          </table:table-cell>
          <table:table-cell office:value-type="float" office:value="4248.62" calcext:value-type="float">
            <text:p>4248.62</text:p>
          </table:table-cell>
          <table:table-cell office:value-type="float" office:value="330.73" calcext:value-type="float">
            <text:p>330.73</text:p>
          </table:table-cell>
          <table:table-cell office:value-type="float" office:value="9240.94" calcext:value-type="float">
            <text:p>9240.94</text:p>
          </table:table-cell>
          <table:table-cell office:value-type="float" office:value="5023.43" calcext:value-type="float">
            <text:p>5023.43</text:p>
          </table:table-cell>
          <table:table-cell office:value-type="float" office:value="4217.51" calcext:value-type="float">
            <text:p>4217.51</text:p>
          </table:table-cell>
        </table:table-row>
        <table:table-row table:style-name="ro1">
          <table:table-cell office:value-type="string" calcext:value-type="string">
            <text:p>random_nearest</text:p>
          </table:table-cell>
          <table:table-cell office:value-type="string" calcext:value-type="string">
            <text:p>moheft_green_energy</text:p>
          </table:table-cell>
          <table:table-cell office:value-type="float" office:value="191.8" calcext:value-type="float">
            <text:p>191.8</text:p>
          </table:table-cell>
          <table:table-cell office:value-type="float" office:value="19138.73" calcext:value-type="float">
            <text:p>19138.73</text:p>
          </table:table-cell>
          <table:table-cell office:value-type="float" office:value="4373.85" calcext:value-type="float">
            <text:p>4373.85</text:p>
          </table:table-cell>
          <table:table-cell office:value-type="float" office:value="14764.88" calcext:value-type="float">
            <text:p>14764.88</text:p>
          </table:table-cell>
          <table:table-cell office:value-type="float" office:value="412.26" calcext:value-type="float">
            <text:p>412.26</text:p>
          </table:table-cell>
          <table:table-cell office:value-type="float" office:value="10240.92" calcext:value-type="float">
            <text:p>10240.92</text:p>
          </table:table-cell>
          <table:table-cell office:value-type="float" office:value="9276.9" calcext:value-type="float">
            <text:p>9276.9</text:p>
          </table:table-cell>
          <table:table-cell office:value-type="float" office:value="964.02" calcext:value-type="float">
            <text:p>964.02</text:p>
          </table:table-cell>
          <table:table-cell office:value-type="float" office:value="412.44" calcext:value-type="float">
            <text:p>412.44</text:p>
          </table:table-cell>
          <table:table-cell office:value-type="float" office:value="10244.45" calcext:value-type="float">
            <text:p>10244.45</text:p>
          </table:table-cell>
          <table:table-cell office:value-type="float" office:value="9280.48" calcext:value-type="float">
            <text:p>9280.48</text:p>
          </table:table-cell>
          <table:table-cell office:value-type="float" office:value="963.97" calcext:value-type="float">
            <text:p>963.97</text:p>
          </table:table-cell>
        </table:table-row>
        <table:table-row table:style-name="ro1">
          <table:table-cell office:value-type="string" calcext:value-type="string">
            <text:p>spread -period 2</text:p>
          </table:table-cell>
          <table:table-cell office:value-type="string" calcext:value-type="string">
            <text:p>heft_test</text:p>
          </table:table-cell>
          <table:table-cell office:value-type="float" office:value="194.69" calcext:value-type="float">
            <text:p>194.69</text:p>
          </table:table-cell>
          <table:table-cell office:value-type="float" office:value="14381.98" calcext:value-type="float">
            <text:p>14381.98</text:p>
          </table:table-cell>
          <table:table-cell office:value-type="float" office:value="3614.44" calcext:value-type="float">
            <text:p>3614.44</text:p>
          </table:table-cell>
          <table:table-cell office:value-type="float" office:value="10767.54" calcext:value-type="float">
            <text:p>10767.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pread -period 2</text:p>
          </table:table-cell>
          <table:table-cell office:value-type="string" calcext:value-type="string">
            <text:p>moheft_energy</text:p>
          </table:table-cell>
          <table:table-cell office:value-type="float" office:value="195.26" calcext:value-type="float">
            <text:p>195.26</text:p>
          </table:table-cell>
          <table:table-cell office:value-type="float" office:value="19884.53" calcext:value-type="float">
            <text:p>19884.53</text:p>
          </table:table-cell>
          <table:table-cell office:value-type="float" office:value="4329.87" calcext:value-type="float">
            <text:p>4329.87</text:p>
          </table:table-cell>
          <table:table-cell office:value-type="float" office:value="15554.66" calcext:value-type="float">
            <text:p>15554.66</text:p>
          </table:table-cell>
          <table:table-cell office:value-type="float" office:value="313.19" calcext:value-type="float">
            <text:p>313.19</text:p>
          </table:table-cell>
          <table:table-cell office:value-type="float" office:value="9442.73" calcext:value-type="float">
            <text:p>9442.73</text:p>
          </table:table-cell>
          <table:table-cell office:value-type="float" office:value="4938.21" calcext:value-type="float">
            <text:p>4938.21</text:p>
          </table:table-cell>
          <table:table-cell office:value-type="float" office:value="4504.52" calcext:value-type="float">
            <text:p>4504.52</text:p>
          </table:table-cell>
          <table:table-cell office:value-type="float" office:value="313.3" calcext:value-type="float">
            <text:p>313.3</text:p>
          </table:table-cell>
          <table:table-cell office:value-type="float" office:value="9402.76" calcext:value-type="float">
            <text:p>9402.76</text:p>
          </table:table-cell>
          <table:table-cell office:value-type="float" office:value="4920.8" calcext:value-type="float">
            <text:p>4920.8</text:p>
          </table:table-cell>
          <table:table-cell office:value-type="float" office:value="4481.96" calcext:value-type="float">
            <text:p>4481.96</text:p>
          </table:table-cell>
        </table:table-row>
        <table:table-row table:style-name="ro1">
          <table:table-cell office:value-type="string" calcext:value-type="string">
            <text:p>spread -period 2</text:p>
          </table:table-cell>
          <table:table-cell office:value-type="string" calcext:value-type="string">
            <text:p>moheft_green_energy</text:p>
          </table:table-cell>
          <table:table-cell office:value-type="float" office:value="196.69" calcext:value-type="float">
            <text:p>196.69</text:p>
          </table:table-cell>
          <table:table-cell office:value-type="float" office:value="18794.68" calcext:value-type="float">
            <text:p>18794.68</text:p>
          </table:table-cell>
          <table:table-cell office:value-type="float" office:value="4225.45" calcext:value-type="float">
            <text:p>4225.45</text:p>
          </table:table-cell>
          <table:table-cell office:value-type="float" office:value="14569.23" calcext:value-type="float">
            <text:p>14569.23</text:p>
          </table:table-cell>
          <table:table-cell office:value-type="float" office:value="450.98" calcext:value-type="float">
            <text:p>450.98</text:p>
          </table:table-cell>
          <table:table-cell office:value-type="float" office:value="9946.37" calcext:value-type="float">
            <text:p>9946.37</text:p>
          </table:table-cell>
          <table:table-cell office:value-type="float" office:value="9381.79" calcext:value-type="float">
            <text:p>9381.79</text:p>
          </table:table-cell>
          <table:table-cell office:value-type="float" office:value="564.58" calcext:value-type="float">
            <text:p>564.58</text:p>
          </table:table-cell>
          <table:table-cell office:value-type="float" office:value="452.24" calcext:value-type="float">
            <text:p>452.24</text:p>
          </table:table-cell>
          <table:table-cell office:value-type="float" office:value="9944.23" calcext:value-type="float">
            <text:p>9944.23</text:p>
          </table:table-cell>
          <table:table-cell office:value-type="float" office:value="9381.68" calcext:value-type="float">
            <text:p>9381.68</text:p>
          </table:table-cell>
          <table:table-cell office:value-type="float" office:value="562.55" calcext:value-type="float">
            <text:p>562.55</text:p>
          </table:table-cell>
        </table:table-row>
        <table:table-row table:style-name="ro1">
          <table:table-cell office:value-type="string" calcext:value-type="string">
            <text:p>stencil_1d</text:p>
          </table:table-cell>
          <table:table-cell office:value-type="string" calcext:value-type="string">
            <text:p>heft_test</text:p>
          </table:table-cell>
          <table:table-cell office:value-type="float" office:value="196.15" calcext:value-type="float">
            <text:p>196.15</text:p>
          </table:table-cell>
          <table:table-cell office:value-type="float" office:value="14485.11" calcext:value-type="float">
            <text:p>14485.11</text:p>
          </table:table-cell>
          <table:table-cell office:value-type="float" office:value="3661.37" calcext:value-type="float">
            <text:p>3661.37</text:p>
          </table:table-cell>
          <table:table-cell office:value-type="float" office:value="10823.74" calcext:value-type="float">
            <text:p>10823.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encil_1d</text:p>
          </table:table-cell>
          <table:table-cell office:value-type="string" calcext:value-type="string">
            <text:p>moheft_energy</text:p>
          </table:table-cell>
          <table:table-cell office:value-type="float" office:value="196.54" calcext:value-type="float">
            <text:p>196.54</text:p>
          </table:table-cell>
          <table:table-cell office:value-type="float" office:value="19114.06" calcext:value-type="float">
            <text:p>19114.06</text:p>
          </table:table-cell>
          <table:table-cell office:value-type="float" office:value="4445.69" calcext:value-type="float">
            <text:p>4445.69</text:p>
          </table:table-cell>
          <table:table-cell office:value-type="float" office:value="14668.37" calcext:value-type="float">
            <text:p>14668.37</text:p>
          </table:table-cell>
          <table:table-cell office:value-type="float" office:value="336.81" calcext:value-type="float">
            <text:p>336.81</text:p>
          </table:table-cell>
          <table:table-cell office:value-type="float" office:value="8639.79" calcext:value-type="float">
            <text:p>8639.79</text:p>
          </table:table-cell>
          <table:table-cell office:value-type="float" office:value="5171.26" calcext:value-type="float">
            <text:p>5171.26</text:p>
          </table:table-cell>
          <table:table-cell office:value-type="float" office:value="3468.53" calcext:value-type="float">
            <text:p>3468.53</text:p>
          </table:table-cell>
          <table:table-cell office:value-type="float" office:value="339.51" calcext:value-type="float">
            <text:p>339.51</text:p>
          </table:table-cell>
          <table:table-cell office:value-type="float" office:value="8634.07" calcext:value-type="float">
            <text:p>8634.07</text:p>
          </table:table-cell>
          <table:table-cell office:value-type="float" office:value="5167.82" calcext:value-type="float">
            <text:p>5167.82</text:p>
          </table:table-cell>
          <table:table-cell office:value-type="float" office:value="3466.25" calcext:value-type="float">
            <text:p>3466.25</text:p>
          </table:table-cell>
        </table:table-row>
        <table:table-row table:style-name="ro1">
          <table:table-cell office:value-type="string" calcext:value-type="string">
            <text:p>stencil_1d</text:p>
          </table:table-cell>
          <table:table-cell office:value-type="string" calcext:value-type="string">
            <text:p>moheft_green_energy</text:p>
          </table:table-cell>
          <table:table-cell office:value-type="float" office:value="196.68" calcext:value-type="float">
            <text:p>196.68</text:p>
          </table:table-cell>
          <table:table-cell office:value-type="float" office:value="19315.98" calcext:value-type="float">
            <text:p>19315.98</text:p>
          </table:table-cell>
          <table:table-cell office:value-type="float" office:value="4383.89" calcext:value-type="float">
            <text:p>4383.89</text:p>
          </table:table-cell>
          <table:table-cell office:value-type="float" office:value="14932.09" calcext:value-type="float">
            <text:p>14932.09</text:p>
          </table:table-cell>
          <table:table-cell office:value-type="float" office:value="441.51" calcext:value-type="float">
            <text:p>441.51</text:p>
          </table:table-cell>
          <table:table-cell office:value-type="float" office:value="9822.53" calcext:value-type="float">
            <text:p>9822.53</text:p>
          </table:table-cell>
          <table:table-cell office:value-type="float" office:value="9258.65" calcext:value-type="float">
            <text:p>9258.65</text:p>
          </table:table-cell>
          <table:table-cell office:value-type="float" office:value="563.88" calcext:value-type="float">
            <text:p>563.88</text:p>
          </table:table-cell>
          <table:table-cell office:value-type="float" office:value="442.49" calcext:value-type="float">
            <text:p>442.49</text:p>
          </table:table-cell>
          <table:table-cell office:value-type="float" office:value="9831.65" calcext:value-type="float">
            <text:p>9831.65</text:p>
          </table:table-cell>
          <table:table-cell office:value-type="float" office:value="9275.41" calcext:value-type="float">
            <text:p>9275.41</text:p>
          </table:table-cell>
          <table:table-cell office:value-type="float" office:value="556.24" calcext:value-type="float">
            <text:p>556.24</text:p>
          </table:table-cell>
        </table:table-row>
        <table:table-row table:style-name="ro1">
          <table:table-cell office:value-type="string" calcext:value-type="string">
            <text:p>stencil_1d_periodic</text:p>
          </table:table-cell>
          <table:table-cell office:value-type="string" calcext:value-type="string">
            <text:p>heft_test</text:p>
          </table:table-cell>
          <table:table-cell office:value-type="float" office:value="193.91" calcext:value-type="float">
            <text:p>193.91</text:p>
          </table:table-cell>
          <table:table-cell office:value-type="float" office:value="14359.83" calcext:value-type="float">
            <text:p>14359.83</text:p>
          </table:table-cell>
          <table:table-cell office:value-type="float" office:value="3617.46" calcext:value-type="float">
            <text:p>3617.46</text:p>
          </table:table-cell>
          <table:table-cell office:value-type="float" office:value="10742.37" calcext:value-type="float">
            <text:p>10742.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encil_1d_periodic</text:p>
          </table:table-cell>
          <table:table-cell office:value-type="string" calcext:value-type="string">
            <text:p>moheft_energy</text:p>
          </table:table-cell>
          <table:table-cell office:value-type="float" office:value="194.94" calcext:value-type="float">
            <text:p>194.94</text:p>
          </table:table-cell>
          <table:table-cell office:value-type="float" office:value="19620.21" calcext:value-type="float">
            <text:p>19620.21</text:p>
          </table:table-cell>
          <table:table-cell office:value-type="float" office:value="4461.31" calcext:value-type="float">
            <text:p>4461.31</text:p>
          </table:table-cell>
          <table:table-cell office:value-type="float" office:value="15158.9" calcext:value-type="float">
            <text:p>15158.9</text:p>
          </table:table-cell>
          <table:table-cell office:value-type="float" office:value="330.82" calcext:value-type="float">
            <text:p>330.82</text:p>
          </table:table-cell>
          <table:table-cell office:value-type="float" office:value="8875.55" calcext:value-type="float">
            <text:p>8875.55</text:p>
          </table:table-cell>
          <table:table-cell office:value-type="float" office:value="5082.19" calcext:value-type="float">
            <text:p>5082.19</text:p>
          </table:table-cell>
          <table:table-cell office:value-type="float" office:value="3793.36" calcext:value-type="float">
            <text:p>3793.36</text:p>
          </table:table-cell>
          <table:table-cell office:value-type="float" office:value="331.14" calcext:value-type="float">
            <text:p>331.14</text:p>
          </table:table-cell>
          <table:table-cell office:value-type="float" office:value="8871.75" calcext:value-type="float">
            <text:p>8871.75</text:p>
          </table:table-cell>
          <table:table-cell office:value-type="float" office:value="5077.57" calcext:value-type="float">
            <text:p>5077.57</text:p>
          </table:table-cell>
          <table:table-cell office:value-type="float" office:value="3794.18" calcext:value-type="float">
            <text:p>3794.18</text:p>
          </table:table-cell>
        </table:table-row>
        <table:table-row table:style-name="ro1">
          <table:table-cell office:value-type="string" calcext:value-type="string">
            <text:p>stencil_1d_periodic</text:p>
          </table:table-cell>
          <table:table-cell office:value-type="string" calcext:value-type="string">
            <text:p>moheft_green_energy</text:p>
          </table:table-cell>
          <table:table-cell office:value-type="float" office:value="194.33" calcext:value-type="float">
            <text:p>194.33</text:p>
          </table:table-cell>
          <table:table-cell office:value-type="float" office:value="19152.91" calcext:value-type="float">
            <text:p>19152.91</text:p>
          </table:table-cell>
          <table:table-cell office:value-type="float" office:value="4331.39" calcext:value-type="float">
            <text:p>4331.39</text:p>
          </table:table-cell>
          <table:table-cell office:value-type="float" office:value="14821.52" calcext:value-type="float">
            <text:p>14821.52</text:p>
          </table:table-cell>
          <table:table-cell office:value-type="float" office:value="435.83" calcext:value-type="float">
            <text:p>435.83</text:p>
          </table:table-cell>
          <table:table-cell office:value-type="float" office:value="9677.79" calcext:value-type="float">
            <text:p>9677.79</text:p>
          </table:table-cell>
          <table:table-cell office:value-type="float" office:value="8910.91" calcext:value-type="float">
            <text:p>8910.91</text:p>
          </table:table-cell>
          <table:table-cell office:value-type="float" office:value="766.88" calcext:value-type="float">
            <text:p>766.88</text:p>
          </table:table-cell>
          <table:table-cell office:value-type="float" office:value="435.94" calcext:value-type="float">
            <text:p>435.94</text:p>
          </table:table-cell>
          <table:table-cell office:value-type="float" office:value="9677.51" calcext:value-type="float">
            <text:p>9677.51</text:p>
          </table:table-cell>
          <table:table-cell office:value-type="float" office:value="8911.9" calcext:value-type="float">
            <text:p>8911.9</text:p>
          </table:table-cell>
          <table:table-cell office:value-type="float" office:value="765.62" calcext:value-type="float">
            <text:p>765.62</text:p>
          </table:table-cell>
        </table:table-row>
        <table:table-row table:style-name="ro1">
          <table:table-cell office:value-type="string" calcext:value-type="string">
            <text:p>tree</text:p>
          </table:table-cell>
          <table:table-cell office:value-type="string" calcext:value-type="string">
            <text:p>heft_test</text:p>
          </table:table-cell>
          <table:table-cell office:value-type="float" office:value="192.69" calcext:value-type="float">
            <text:p>192.69</text:p>
          </table:table-cell>
          <table:table-cell office:value-type="float" office:value="13206.46" calcext:value-type="float">
            <text:p>13206.46</text:p>
          </table:table-cell>
          <table:table-cell office:value-type="float" office:value="4109.84" calcext:value-type="float">
            <text:p>4109.84</text:p>
          </table:table-cell>
          <table:table-cell office:value-type="float" office:value="9096.62" calcext:value-type="float">
            <text:p>9096.6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ee</text:p>
          </table:table-cell>
          <table:table-cell office:value-type="string" calcext:value-type="string">
            <text:p>moheft_energy</text:p>
          </table:table-cell>
          <table:table-cell office:value-type="float" office:value="190.15" calcext:value-type="float">
            <text:p>190.15</text:p>
          </table:table-cell>
          <table:table-cell office:value-type="float" office:value="18653.68" calcext:value-type="float">
            <text:p>18653.68</text:p>
          </table:table-cell>
          <table:table-cell office:value-type="float" office:value="4843.13" calcext:value-type="float">
            <text:p>4843.13</text:p>
          </table:table-cell>
          <table:table-cell office:value-type="float" office:value="13810.55" calcext:value-type="float">
            <text:p>13810.55</text:p>
          </table:table-cell>
          <table:table-cell office:value-type="float" office:value="306.41" calcext:value-type="float">
            <text:p>306.41</text:p>
          </table:table-cell>
          <table:table-cell office:value-type="float" office:value="9176.07" calcext:value-type="float">
            <text:p>9176.07</text:p>
          </table:table-cell>
          <table:table-cell office:value-type="float" office:value="5038.38" calcext:value-type="float">
            <text:p>5038.38</text:p>
          </table:table-cell>
          <table:table-cell office:value-type="float" office:value="4137.69" calcext:value-type="float">
            <text:p>4137.69</text:p>
          </table:table-cell>
          <table:table-cell office:value-type="float" office:value="306.6" calcext:value-type="float">
            <text:p>306.6</text:p>
          </table:table-cell>
          <table:table-cell office:value-type="float" office:value="9172.22" calcext:value-type="float">
            <text:p>9172.22</text:p>
          </table:table-cell>
          <table:table-cell office:value-type="float" office:value="5021.85" calcext:value-type="float">
            <text:p>5021.85</text:p>
          </table:table-cell>
          <table:table-cell office:value-type="float" office:value="4150.38" calcext:value-type="float">
            <text:p>4150.38</text:p>
          </table:table-cell>
        </table:table-row>
        <table:table-row table:style-name="ro1">
          <table:table-cell office:value-type="string" calcext:value-type="string">
            <text:p>tree</text:p>
          </table:table-cell>
          <table:table-cell office:value-type="string" calcext:value-type="string">
            <text:p>moheft_green_energy</text:p>
          </table:table-cell>
          <table:table-cell office:value-type="float" office:value="192.6" calcext:value-type="float">
            <text:p>192.6</text:p>
          </table:table-cell>
          <table:table-cell office:value-type="float" office:value="18251.36" calcext:value-type="float">
            <text:p>18251.36</text:p>
          </table:table-cell>
          <table:table-cell office:value-type="float" office:value="4944.06" calcext:value-type="float">
            <text:p>4944.06</text:p>
          </table:table-cell>
          <table:table-cell office:value-type="float" office:value="13307.3" calcext:value-type="float">
            <text:p>13307.3</text:p>
          </table:table-cell>
          <table:table-cell office:value-type="float" office:value="444.64" calcext:value-type="float">
            <text:p>444.64</text:p>
          </table:table-cell>
          <table:table-cell office:value-type="float" office:value="9625.06" calcext:value-type="float">
            <text:p>9625.06</text:p>
          </table:table-cell>
          <table:table-cell office:value-type="float" office:value="8897.34" calcext:value-type="float">
            <text:p>8897.34</text:p>
          </table:table-cell>
          <table:table-cell office:value-type="float" office:value="727.72" calcext:value-type="float">
            <text:p>727.72</text:p>
          </table:table-cell>
          <table:table-cell office:value-type="float" office:value="444.78" calcext:value-type="float">
            <text:p>444.78</text:p>
          </table:table-cell>
          <table:table-cell office:value-type="float" office:value="9630.71" calcext:value-type="float">
            <text:p>9630.71</text:p>
          </table:table-cell>
          <table:table-cell office:value-type="float" office:value="8911" calcext:value-type="float">
            <text:p>8911</text:p>
          </table:table-cell>
          <table:table-cell office:value-type="float" office:value="719.71" calcext:value-type="float">
            <text:p>719.71</text:p>
          </table:table-cell>
        </table:table-row>
        <table:table-row table:style-name="ro1">
          <table:table-cell office:value-type="string" calcext:value-type="string">
            <text:p>trivial</text:p>
          </table:table-cell>
          <table:table-cell office:value-type="string" calcext:value-type="string">
            <text:p>heft_test</text:p>
          </table:table-cell>
          <table:table-cell office:value-type="float" office:value="176.24" calcext:value-type="float">
            <text:p>176.24</text:p>
          </table:table-cell>
          <table:table-cell office:value-type="float" office:value="14492.8" calcext:value-type="float">
            <text:p>14492.8</text:p>
          </table:table-cell>
          <table:table-cell office:value-type="float" office:value="4355.9" calcext:value-type="float">
            <text:p>4355.9</text:p>
          </table:table-cell>
          <table:table-cell office:value-type="float" office:value="10136.89" calcext:value-type="float">
            <text:p>10136.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ivial</text:p>
          </table:table-cell>
          <table:table-cell office:value-type="string" calcext:value-type="string">
            <text:p>moheft_energy</text:p>
          </table:table-cell>
          <table:table-cell office:value-type="float" office:value="176.24" calcext:value-type="float">
            <text:p>176.24</text:p>
          </table:table-cell>
          <table:table-cell office:value-type="float" office:value="20160.82" calcext:value-type="float">
            <text:p>20160.82</text:p>
          </table:table-cell>
          <table:table-cell office:value-type="float" office:value="5288.61" calcext:value-type="float">
            <text:p>5288.61</text:p>
          </table:table-cell>
          <table:table-cell office:value-type="float" office:value="14872.2" calcext:value-type="float">
            <text:p>14872.2</text:p>
          </table:table-cell>
          <table:table-cell office:value-type="float" office:value="300.54" calcext:value-type="float">
            <text:p>300.54</text:p>
          </table:table-cell>
          <table:table-cell office:value-type="float" office:value="9730.69" calcext:value-type="float">
            <text:p>9730.69</text:p>
          </table:table-cell>
          <table:table-cell office:value-type="float" office:value="5868.35" calcext:value-type="float">
            <text:p>5868.35</text:p>
          </table:table-cell>
          <table:table-cell office:value-type="float" office:value="3862.34" calcext:value-type="float">
            <text:p>3862.34</text:p>
          </table:table-cell>
          <table:table-cell office:value-type="float" office:value="300.97" calcext:value-type="float">
            <text:p>300.97</text:p>
          </table:table-cell>
          <table:table-cell office:value-type="float" office:value="9726.69" calcext:value-type="float">
            <text:p>9726.69</text:p>
          </table:table-cell>
          <table:table-cell office:value-type="float" office:value="5864.35" calcext:value-type="float">
            <text:p>5864.35</text:p>
          </table:table-cell>
          <table:table-cell office:value-type="float" office:value="3862.34" calcext:value-type="float">
            <text:p>3862.34</text:p>
          </table:table-cell>
        </table:table-row>
        <table:table-row table:style-name="ro1">
          <table:table-cell office:value-type="string" calcext:value-type="string">
            <text:p>trivial</text:p>
          </table:table-cell>
          <table:table-cell office:value-type="string" calcext:value-type="string">
            <text:p>moheft_green_energy</text:p>
          </table:table-cell>
          <table:table-cell office:value-type="float" office:value="176.24" calcext:value-type="float">
            <text:p>176.24</text:p>
          </table:table-cell>
          <table:table-cell office:value-type="float" office:value="20393.12" calcext:value-type="float">
            <text:p>20393.12</text:p>
          </table:table-cell>
          <table:table-cell office:value-type="float" office:value="5370.32" calcext:value-type="float">
            <text:p>5370.32</text:p>
          </table:table-cell>
          <table:table-cell office:value-type="float" office:value="15022.8" calcext:value-type="float">
            <text:p>15022.8</text:p>
          </table:table-cell>
          <table:table-cell office:value-type="float" office:value="486.4" calcext:value-type="float">
            <text:p>486.4</text:p>
          </table:table-cell>
          <table:table-cell office:value-type="float" office:value="9039.58" calcext:value-type="float">
            <text:p>9039.58</text:p>
          </table:table-cell>
          <table:table-cell office:value-type="float" office:value="6841.6" calcext:value-type="float">
            <text:p>6841.6</text:p>
          </table:table-cell>
          <table:table-cell office:value-type="float" office:value="2197.98" calcext:value-type="float">
            <text:p>2197.98</text:p>
          </table:table-cell>
          <table:table-cell office:value-type="float" office:value="486.66" calcext:value-type="float">
            <text:p>486.66</text:p>
          </table:table-cell>
          <table:table-cell office:value-type="float" office:value="9039.59" calcext:value-type="float">
            <text:p>9039.59</text:p>
          </table:table-cell>
          <table:table-cell office:value-type="float" office:value="6858.91" calcext:value-type="float">
            <text:p>6858.91</text:p>
          </table:table-cell>
          <table:table-cell office:value-type="float" office:value="2180.68" calcext:value-type="float">
            <text:p>2180.68</text:p>
          </table:table-cell>
        </table:table-row>
      </table:table>
      <table:named-expressions/>
      <table:database-ranges>
        <table:database-range table:name="__Anonymous_Sheet_DB__0" table:target-range-address="experiment_2_2.A1:experiment_2_2.N3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2-04T15:05:03.768635705</dc:date>
    <meta:editing-duration>PT15S</meta:editing-duration>
    <meta:editing-cycles>1</meta:editing-cycles>
    <meta:document-statistic meta:table-count="1" meta:cell-count="354" meta:object-count="0"/>
    <meta:generator>LibreOffice/7.3.7.2$Linux_X86_64 LibreOffice_project/30$Build-2</meta:generator>
  </office:meta>
</office:document-meta>
</file>